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Verdana, Tahoma, sans-serif"/>
    <style:font-face style:name="Arial1" svg:font-family="Arial, Roboto, sans-serif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176e"/>
    </style:style>
    <style:style style:name="P2" style:family="paragraph" style:parent-style-name="Standard">
      <style:paragraph-properties fo:text-align="justify" style:justify-single-word="false"/>
      <style:text-properties officeooo:paragraph-rsid="001df0bc"/>
    </style:style>
    <style:style style:name="P3" style:family="paragraph" style:parent-style-name="Standard">
      <style:paragraph-properties fo:text-align="justify" style:justify-single-word="false"/>
      <style:text-properties officeooo:rsid="001dd251" officeooo:paragraph-rsid="000a7fc2"/>
    </style:style>
    <style:style style:name="P4" style:family="paragraph" style:parent-style-name="Standard">
      <style:paragraph-properties fo:text-align="justify" style:justify-single-word="false"/>
      <style:text-properties officeooo:rsid="000c2c2b" officeooo:paragraph-rsid="000c2c2b"/>
    </style:style>
    <style:style style:name="P5" style:family="paragraph" style:parent-style-name="Standard">
      <style:paragraph-properties fo:text-align="justify" style:justify-single-word="false"/>
      <style:text-properties officeooo:rsid="000a176e" officeooo:paragraph-rsid="0021b5d8"/>
    </style:style>
    <style:style style:name="P6" style:family="paragraph" style:parent-style-name="Standard">
      <style:text-properties officeooo:paragraph-rsid="0027f2f4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555555" style:font-name="arial" fo:font-size="9.75pt" fo:letter-spacing="normal" fo:font-style="normal" fo:font-weight="normal" officeooo:paragraph-rsid="0029b776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dd251" officeooo:paragraph-rsid="0029b776"/>
    </style:style>
    <style:style style:name="P9" style:family="paragraph" style:parent-style-name="Standard">
      <style:paragraph-properties fo:text-align="justify" style:justify-single-word="false"/>
      <style:text-properties officeooo:paragraph-rsid="0027f2f4"/>
    </style:style>
    <style:style style:name="P10" style:family="paragraph" style:parent-style-name="Standard">
      <style:paragraph-properties fo:text-align="justify" style:justify-single-word="false"/>
      <style:text-properties officeooo:paragraph-rsid="0038ccae"/>
    </style:style>
    <style:style style:name="T1" style:family="text">
      <style:text-properties officeooo:rsid="000a176e"/>
    </style:style>
    <style:style style:name="T2" style:family="text">
      <style:text-properties fo:font-variant="normal" fo:text-transform="none" fo:color="#000000" style:font-name="Arial" fo:font-size="11.25pt" fo:letter-spacing="normal" fo:font-style="normal" fo:font-weight="normal" officeooo:rsid="001ec3ff" loext:padding="0in" loext:border="none"/>
    </style:style>
    <style:style style:name="T3" style:family="text">
      <style:text-properties fo:font-variant="normal" fo:text-transform="none" fo:color="#000000" style:font-name="Arial" fo:font-size="11.25pt" fo:letter-spacing="normal" fo:font-style="normal" fo:font-weight="normal" officeooo:rsid="001c32d7" loext:padding="0in" loext:border="none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normal" officeooo:rsid="0019bcda" loext:padding="0in" loext:border="none"/>
    </style:style>
    <style:style style:name="T5" style:family="text">
      <style:text-properties fo:font-variant="normal" fo:text-transform="none" fo:color="#000000" style:font-name="Arial" fo:font-size="11.25pt" fo:letter-spacing="normal" fo:font-style="normal" fo:font-weight="normal" officeooo:rsid="0038ccae" loext:padding="0in" loext:border="none"/>
    </style:style>
    <style:style style:name="T6" style:family="text">
      <style:text-properties officeooo:rsid="0018d45b"/>
    </style:style>
    <style:style style:name="T7" style:family="text">
      <style:text-properties officeooo:rsid="0029b776"/>
    </style:style>
    <style:style style:name="T8" style:family="text">
      <style:text-properties officeooo:rsid="003257d3"/>
    </style:style>
    <style:style style:name="T9" style:family="text">
      <style:text-properties officeooo:rsid="0038ccae"/>
    </style:style>
    <style:style style:name="T10" style:family="text">
      <style:text-properties officeooo:rsid="003c3e5c"/>
    </style:style>
    <style:style style:name="T11" style:family="text">
      <style:text-properties officeooo:rsid="0041e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2">D</text:span><text:span text:style-name="T3">ear </text:span><text:span text:style-name="T5">Officer</text:span><text:span text:style-name="T4">,</text:span></text:p>
      <text:p text:style-name="P1"/>
      <text:p text:style-name="P5">I am very pleased to write the statement of interest for <text:span text:style-name="T9">the job opportunity as student assistant </text:span>. I will be very fortunate to grab the opportunity to join the innovative department if <text:s/><text:span text:style-name="T7">you </text:span>allow me to enroll in your team. </text:p>
      <text:p text:style-name="P2"/>
      <text:p text:style-name="P10"><text:span text:style-name="T1">I am very excited by the chance to work as student assistant. I love to support in the IT help desk. As I am student of Life Science informatics, I am very interested in installation, configuration and maintenance of PC hardware.</text:span></text:p>
      <text:p text:style-name="P9"/>
      <text:p text:style-name="P8">I am <text:span text:style-name="T8">very delighted</text:span> by the scope and vision of <text:span text:style-name="T9">the opportunity</text:span> and as am prepared to engage in continuous learning. I would enjoy <text:span text:style-name="T11">creation of documentation and maintenance of documentation. Furthermore, I would like to gain knowledge and experience in desktop support, hardwares and new softwares. </text:span></text:p>
      <text:p text:style-name="P7"/>
      <text:p text:style-name="P3">I have also included my resume and transcripts. As I prepare for an exciting research career in<text:span text:style-name="T6"> Information Technology.</text:span> I am eager to gain a more detailed understanding of the field by collaborating with an experienced team. Thank you for your time and consideration. I look forward to hearing from you soon.</text:p>
      <text:p text:style-name="P3"/>
      <text:p text:style-name="P4">Sincerely,</text:p>
      <text:p text:style-name="P4">Umesh Thapa</text:p>
      <text:p text:style-name="P4">Life Science Informatics,</text:p>
      <text:p text:style-name="P4">b-it, Bonn-Aachen International Center for Information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Verdana, Tahoma, sans-serif"/>
    <style:font-face style:name="Arial1" svg:font-family="Arial, Roboto, sans-serif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14:56.953498002</meta:creation-date>
    <dc:date>2018-04-10T16:34:06.309443177</dc:date>
    <meta:editing-duration>PT7H37M3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96" meta:character-count="1183" meta:non-whitespace-character-count="993"/>
  </office:meta>
</office:document-meta>
</file>